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98FB98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#C0C0C0"/>
    </style:style>
    <style:style style:name="ce29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C0C0C0" style:vertical-align="top" fo:background-color="transparent"/>
    </style:style>
    <style:style style:name="ce33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C0C0C0" style:vertical-align="top" fo:wrap-option="wrap"/>
    </style:style>
    <style:style style:name="ce35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C0C0C0" style:vertical-align="top" fo:background-color="#C0C0C0"/>
    </style:style>
    <style:style style:name="ce37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C0C0C0" style:vertical-align="top"/>
    </style:style>
    <style:style style:name="ce49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background-color="#98FB98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top" fo:background-color="#98FB98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ext-properties fo:font-size="10pt" style:font-size-asian="10pt" style:font-size-complex="10pt"/>
    </style:style>
    <style:style style:name="ce59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9">
          <table:help-message table:title="Task Description" table:display="true"/>
          <table:error-message table:display="true"/>
        </table:content-validation>
        <table:content-validation table:name="val10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2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3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9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50">
            <text:p>Manga Magic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51">
            <text:p>Prof Rice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35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4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2">
            <text:p>Tony Kha</text:p>
          </table:table-cell>
          <table:covered-table-cell table:number-columns-repeated="5"/>
          <table:table-cell office:value-type="string" table:style-name="ce7">
            <text:p>TK</text:p>
          </table:table-cell>
          <table:table-cell office:value-type="float" office:value="1001744837" table:style-name="ce8">
            <text:p>1001744837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5">
          <table:table-cell office:value-type="string" table:style-name="ce10">
            <text:p>Sprint #</text:p>
          </table:table-cell>
          <table:table-cell office:value-type="string" table:style-name="ce11">
            <text:p>Remaining</text:p>
          </table:table-cell>
          <table:table-cell office:value-type="string" table:style-name="ce12">
            <text:p>Completed This Sprint</text:p>
          </table:table-cell>
          <table:table-cell table:style-name="ce12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0" table:style-name="ce13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2"/>
          <table:table-cell table:style-name="ce4"/>
          <table:table-cell office:value-type="string" table:style-name="ce14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float" office:value="25" table:formula="of:=[.B13]-[.C14]" table:style-name="ce4">
            <text:p>25</text:p>
          </table:table-cell>
          <table:table-cell office:value-type="float" office:value="5" table:formula="of:=COUNTIF([.G$26:.G$105];&quot;Finished in Sprint 1&quot;)" table:style-name="ce12">
            <text:p>5</text:p>
          </table:table-cell>
          <table:table-cell table:style-name="ce12"/>
          <table:table-cell table:style-name="ce4"/>
          <table:table-cell office:value-type="float" office:value="1" table:style-name="ce14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20" table:formula="of:=[.B14]-[.C15]" table:style-name="ce4">
            <text:p>20</text:p>
          </table:table-cell>
          <table:table-cell office:value-type="float" office:value="5" table:formula="of:=COUNTIF([.G$26:.G$105];&quot;Finished in Sprint 2&quot;)" table:style-name="ce12">
            <text:p>5</text:p>
          </table:table-cell>
          <table:table-cell table:style-name="ce12"/>
          <table:table-cell table:style-name="ce4"/>
          <table:table-cell office:value-type="float" office:value="2" table:style-name="ce14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3" table:style-name="ce13">
            <text:p>3</text:p>
          </table:table-cell>
          <table:table-cell office:value-type="float" office:value="16" table:formula="of:=[.B15]-[.C16]" table:style-name="ce4">
            <text:p>16</text:p>
          </table:table-cell>
          <table:table-cell office:value-type="float" office:value="4" table:formula="of:=COUNTIF([.G$26:.G$105];&quot;Finished in Sprint 3&quot;)" table:style-name="ce12">
            <text:p>4</text:p>
          </table:table-cell>
          <table:table-cell table:style-name="ce12"/>
          <table:table-cell table:style-name="ce4"/>
          <table:table-cell office:value-type="float" office:value="3" table:style-name="ce14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4" table:style-name="ce13">
            <text:p>4</text:p>
          </table:table-cell>
          <table:table-cell office:value-type="float" office:value="14" table:formula="of:=[.B16]-[.C17]" table:style-name="ce4">
            <text:p>14</text:p>
          </table:table-cell>
          <table:table-cell office:value-type="float" office:value="2" table:formula="of:=COUNTIF([.G$26:.G$105];&quot;Finished in Sprint 4&quot;)" table:style-name="ce12">
            <text:p>2</text:p>
          </table:table-cell>
          <table:table-cell table:style-name="ce12"/>
          <table:table-cell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2" table:formula="of:=[.B17]-[.C18]" table:style-name="ce4">
            <text:p>12</text:p>
          </table:table-cell>
          <table:table-cell office:value-type="float" office:value="2" table:formula="of:=COUNTIF([.G$26:.G$105];&quot;Finished in Sprint 4&quot;)" table:style-name="ce12">
            <text:p>2</text:p>
          </table:table-cell>
          <table:table-cell table:style-name="ce12"/>
          <table:table-cell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6" table:style-name="ce13">
            <text:p>6</text:p>
          </table:table-cell>
          <table:table-cell office:value-type="float" office:value="10" table:formula="of:=[.B18]-[.C19]" table:style-name="ce4">
            <text:p>10</text:p>
          </table:table-cell>
          <table:table-cell office:value-type="float" office:value="2" table:formula="of:=COUNTIF([.G$26:.G$105];&quot;Finished in Sprint 4&quot;)" table:style-name="ce15">
            <text:p>2</text:p>
          </table:table-cell>
          <table:table-cell table:number-columns-repeated="2"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table:style-name="ce13"/>
          <table:table-cell table:number-columns-repeated="4"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7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style-name="ce16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number-columns-repeated="5" table:style-name="ce4"/>
          <table:table-cell table:number-columns-repeated="2" table:style-name="ce10"/>
          <table:table-cell office:value-type="string" table:number-columns-spanned="3" table:number-rows-spanned="1" table:style-name="ce54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4">
          <table:table-cell office:value-type="string" table:style-name="ce18">
            <text:p>Feature ID</text:p>
          </table:table-cell>
          <table:table-cell office:value-type="string" table:style-name="ce18">
            <text:p>Priority</text:p>
          </table:table-cell>
          <table:table-cell office:value-type="string" table:style-name="ce18">
            <text:p>Required</text:p>
          </table:table-cell>
          <table:table-cell office:value-type="string" table:style-name="ce18">
            <text:p>Bonus</text:p>
          </table:table-cell>
          <table:table-cell office:value-type="string" table:style-name="ce18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8">
            <text:p>As a...</text:p>
          </table:table-cell>
          <table:table-cell office:value-type="string" table:style-name="ce18">
            <text:p>I want to...</text:p>
          </table:table-cell>
          <table:table-cell office:value-type="string" table:style-name="ce18">
            <text:p>So that I can…</text:p>
          </table:table-cell>
          <table:table-cell office:value-type="string" table:style-name="ce18">
            <text:p>Notes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STORE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13" table:style-name="ce21">
            <text:p>13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Manager</text:p>
          </table:table-cell>
          <table:table-cell office:value-type="string" table:style-name="ce24">
            <text:p>Create an empty store (via CLI)</text:p>
          </table:table-cell>
          <table:table-cell office:value-type="string" table:style-name="ce24">
            <text:p>Open new branches and franchises</text:p>
          </table:table-cell>
          <table:table-cell office:value-type="string" table:style-name="ce24">
            <text:p>Need a Store class and a simple main()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TOOL</text:p>
          </table:table-cell>
          <table:table-cell office:value-type="float" office:value="2" table:formula="of:=[.B26]+1" table:style-name="ce21">
            <text:p>2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8" table:style-name="ce21">
            <text:p>8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Tool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Need a Product base class and trivial Tool derived class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LISTPROD</text:p>
          </table:table-cell>
          <table:table-cell office:value-type="float" office:value="3" table:formula="of:=[.B27]+1" table:style-name="ce21">
            <text:p>3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List all products in the store (via CLI)</text:p>
          </table:table-cell>
          <table:table-cell office:value-type="string" table:style-name="ce24">
            <text:p>Find products my customers need</text:p>
          </table:table-cell>
          <table:table-cell office:value-type="string" table:style-name="ce24">
            <text:p>Simple iteration loop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PLANT</text:p>
          </table:table-cell>
          <table:table-cell office:value-type="float" office:value="4" table:formula="of:=[.B28]+1" table:style-name="ce21">
            <text:p>4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Plant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MULCH</text:p>
          </table:table-cell>
          <table:table-cell office:value-type="float" office:value="5" table:formula="of:=[.B29]+1" table:style-name="ce21">
            <text:p>5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Mulch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WINDOW</text:p>
          </table:table-cell>
          <table:table-cell office:value-type="float" office:value="6" table:formula="of:=[.B30]+1" table:style-name="ce26">
            <text:p>6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13" table:style-name="ce26">
            <text:p>1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Create a main window for the store</text:p>
          </table:table-cell>
          <table:table-cell office:value-type="string" table:style-name="ce29">
            <text:p>Use the software more easily</text:p>
          </table:table-cell>
          <table:table-cell office:value-type="string" table:style-name="ce29">
            <text:p>Recommend baselining Nim from Lecture 13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TOOLW</text:p>
          </table:table-cell>
          <table:table-cell office:value-type="float" office:value="7" table:formula="of:=[.B31]+1" table:style-name="ce26">
            <text:p>7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8" table:style-name="ce26">
            <text:p>8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9">
            <text:p>Add New Tool series of dialogs to add Tool product</text:p>
          </table:table-cell>
          <table:table-cell office:value-type="string" table:style-name="ce29">
            <text:p>More easily create new Tools</text:p>
          </table:table-cell>
          <table:table-cell office:value-type="string" table:style-name="ce29">
            <text:p>Recommend baselining EntryDialog from Lecture 14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LISTW</text:p>
          </table:table-cell>
          <table:table-cell office:value-type="float" office:value="8" table:formula="of:=[.B32]+1" table:style-name="ce26">
            <text:p>8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List all products in the main window data area</text:p>
          </table:table-cell>
          <table:table-cell office:value-type="string" table:style-name="ce28">
            <text:p>Find products my customers need</text:p>
          </table:table-cell>
          <table:table-cell office:value-type="string" table:style-name="ce29">
            <text:p>Try using std::ostringstream to capture operator&lt;&lt; formatting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PLANTW</text:p>
          </table:table-cell>
          <table:table-cell office:value-type="float" office:value="9" table:formula="of:=[.B33]+1" table:style-name="ce26">
            <text:p>9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9">
            <text:p>Add New Plant dialogs</text:p>
          </table:table-cell>
          <table:table-cell office:value-type="string" table:style-name="ce29">
            <text:p>More easily create new Plants</text:p>
          </table:table-cell>
          <table:table-cell table:style-name="ce28"/>
          <table:table-cell table:number-columns-repeated="16373" table:style-name="ce30"/>
        </table:table-row>
        <table:table-row table:style-name="ro4">
          <table:table-cell office:value-type="string" table:style-name="ce25">
            <text:p>MULCHW</text:p>
          </table:table-cell>
          <table:table-cell office:value-type="float" office:value="10" table:formula="of:=[.B34]+1" table:style-name="ce26">
            <text:p>10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31">
            <text:p>Add New Mulch dialogs</text:p>
          </table:table-cell>
          <table:table-cell office:value-type="string" table:style-name="ce29">
            <text:p>More easily create new Mulch products</text:p>
          </table:table-cell>
          <table:table-cell table:style-name="ce29"/>
          <table:table-cell table:number-columns-repeated="16373" table:style-name="ce30"/>
        </table:table-row>
        <table:table-row table:style-name="ro6">
          <table:table-cell office:value-type="string" table:style-name="ce32">
            <text:p>SAVE</text:p>
          </table:table-cell>
          <table:table-cell office:value-type="float" office:value="11" table:formula="of:=[.B35]+1" table:style-name="ce21">
            <text:p>11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13" table:content-validation-name="val3" table:style-name="ce33">
            <text:p>13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4">
            <text:p>Avoid rekeying all data (!)</text:p>
          </table:table-cell>
          <table:table-cell office:value-type="string" table:style-name="ce24">
            <text:p>This requires modifying the “model” to save and reload each object from a provided stream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LOAD</text:p>
          </table:table-cell>
          <table:table-cell office:value-type="float" office:value="12" table:formula="of:=[.B36]+1" table:style-name="ce21">
            <text:p>12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8" table:content-validation-name="val3" table:style-name="ce33">
            <text:p>8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35">
            <text:p>Load saved products from a selected filename</text:p>
          </table:table-cell>
          <table:table-cell office:value-type="string" table:style-name="ce34">
            <text:p>Avoid rekeying all data (!)</text:p>
          </table:table-cell>
          <table:table-cell office:value-type="string" table:style-name="ce24">
            <text:p>Use Gtk::FileChooser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SAVEAS</text:p>
          </table:table-cell>
          <table:table-cell office:value-type="float" office:value="13" table:formula="of:=[.B37]+1" table:style-name="ce21">
            <text:p>13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8" table:content-validation-name="val3" table:style-name="ce33">
            <text:p>8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35">
            <text:p>Save as a specified / selected filename</text:p>
          </table:table-cell>
          <table:table-cell office:value-type="string" table:style-name="ce34">
            <text:p>Manage multiple stores</text:p>
          </table:table-cell>
          <table:table-cell office:value-type="string" table:style-name="ce24">
            <text:p>Use Gtk::FileChooser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ABOUT</text:p>
          </table:table-cell>
          <table:table-cell office:value-type="float" office:value="14" table:formula="of:=[.B38]+1" table:style-name="ce21">
            <text:p>14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1" table:content-validation-name="val3" table:style-name="ce33">
            <text:p>1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24">
            <text:p>Provide About dialog for documenting licenses</text:p>
          </table:table-cell>
          <table:table-cell office:value-type="string" table:style-name="ce24">
            <text:p>Avoid a lawsuit</text:p>
          </table:table-cell>
          <table:table-cell office:value-type="string" table:style-name="ce24">
            <text:p>Use Gtk::AboutDialog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6">
            <text:p>CUSTOMER</text:p>
          </table:table-cell>
          <table:table-cell office:value-type="float" office:value="15" table:formula="of:=[.B39]+1" table:style-name="ce26">
            <text:p>15</text:p>
          </table:table-cell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21" table:style-name="ce26">
            <text:p>21</text:p>
          </table:table-cell>
          <table:table-cell office:value-type="float" office:value="4" table:content-validation-name="val4" table:style-name="ce22">
            <text:p>4</text:p>
          </table:table-cell>
          <table:table-cell office:value-type="string" table:content-validation-name="val1" table:style-name="ce22">
            <text:p>Finished in Sprint 4</text:p>
          </table:table-cell>
          <table:table-cell office:value-type="string" table:style-name="ce27">
            <text:p>Sales Staff</text:p>
          </table:table-cell>
          <table:table-cell office:value-type="string" table:style-name="ce29">
            <text:p>Create a new Customer via a unified dialog</text:p>
          </table:table-cell>
          <table:table-cell office:value-type="string" table:style-name="ce29">
            <text:p>Add a new customer</text:p>
          </table:table-cell>
          <table:table-cell office:value-type="string" table:style-name="ce29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LISTCUST</text:p>
          </table:table-cell>
          <table:table-cell office:value-type="float" office:value="16" table:formula="of:=[.B40]+1" table:style-name="ce26">
            <text:p>16</text:p>
          </table:table-cell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8" table:style-name="ce26">
            <text:p>8</text:p>
          </table:table-cell>
          <table:table-cell office:value-type="float" office:value="4" table:content-validation-name="val4" table:style-name="ce22">
            <text:p>4</text:p>
          </table:table-cell>
          <table:table-cell office:value-type="string" table:content-validation-name="val1" table:style-name="ce22">
            <text:p>Finished in Sprint 4</text:p>
          </table:table-cell>
          <table:table-cell office:value-type="string" table:style-name="ce27">
            <text:p>Sales Staff</text:p>
          </table:table-cell>
          <table:table-cell office:value-type="string" table:style-name="ce29">
            <text:p>List all Customers in the main window data area</text:p>
          </table:table-cell>
          <table:table-cell office:value-type="string" table:style-name="ce29">
            <text:p>Find the current customer</text:p>
          </table:table-cell>
          <table:table-cell office:value-type="string" table:style-name="ce29">
            <text:p>Will need appropriate add and iterate methods for Store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7">
            <text:p>STATUS</text:p>
          </table:table-cell>
          <table:table-cell office:value-type="float" office:value="17" table:formula="of:=[.B41]+1" table:style-name="ce38">
            <text:p>17</text:p>
          </table:table-cell>
          <table:table-cell office:value-type="float" office:value="5" table:style-name="ce38">
            <text:p>5</text:p>
          </table:table-cell>
          <table:table-cell table:number-columns-repeated="2" table:style-name="ce38"/>
          <table:table-cell table:content-validation-name="val4" table:style-name="ce22"/>
          <table:table-cell table:content-validation-name="val1" table:style-name="ce22"/>
          <table:table-cell office:value-type="string" table:style-name="ce39">
            <text:p>Manager</text:p>
          </table:table-cell>
          <table:table-cell office:value-type="string" table:style-name="ce40">
            <text:p>Add a status bar</text:p>
          </table:table-cell>
          <table:table-cell office:value-type="string" table:style-name="ce40">
            <text:p>Monitor program operation more clearly</text:p>
          </table:table-cell>
          <table:table-cell office:value-type="string" table:style-name="ce40">
            <text:p>Recommend a Gtk::Label and Mainwin methods to update and clear the status bar. Consider using Pango for more attractive status!</text:p>
          </table:table-cell>
          <table:table-cell table:number-columns-repeated="16373" table:style-name="ce41"/>
        </table:table-row>
        <table:table-row table:style-name="ro4">
          <table:table-cell office:value-type="string" table:style-name="ce42">
            <text:p>ORDER</text:p>
          </table:table-cell>
          <table:table-cell office:value-type="float" office:value="18" table:formula="of:=[.B42]+1" table:style-name="ce33">
            <text:p>18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21" table:style-name="ce33">
            <text:p>21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Create an Order</text:p>
          </table:table-cell>
          <table:table-cell office:value-type="string" table:style-name="ce24">
            <text:p>Sell stuff!</text:p>
          </table:table-cell>
          <table:table-cell office:value-type="string" table:style-name="ce24">
            <text:p>Will need an Order class, Store::_orders vector, and dialog to create them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42">
            <text:p>LISTORD</text:p>
          </table:table-cell>
          <table:table-cell office:value-type="float" office:value="19" table:formula="of:=[.B43]+1" table:style-name="ce33">
            <text:p>19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List all Orders (with cost) in the main data area</text:p>
          </table:table-cell>
          <table:table-cell office:value-type="string" table:style-name="ce24">
            <text:p>Find the order for a Customer</text:p>
          </table:table-cell>
          <table:table-cell table:style-name="ce24"/>
          <table:table-cell table:number-columns-repeated="16373" table:style-name="ce30"/>
        </table:table-row>
        <table:table-row table:style-name="ro4">
          <table:table-cell office:value-type="string" table:style-name="ce42">
            <text:p>TOOLBAR</text:p>
          </table:table-cell>
          <table:table-cell office:value-type="float" office:value="20" table:formula="of:=[.B44]+1" table:style-name="ce33">
            <text:p>20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8" table:style-name="ce33">
            <text:p>8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Add a tool bar</text:p>
          </table:table-cell>
          <table:table-cell office:value-type="string" table:style-name="ce24">
            <text:p>Access program functions more easily</text:p>
          </table:table-cell>
          <table:table-cell office:value-type="string" table:style-name="ce24">
            <text:p>Include a functionality from main menu except exit and help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25">
            <text:p>SORTCUST</text:p>
          </table:table-cell>
          <table:table-cell office:value-type="float" office:value="21" table:formula="of:=[.B45]+1" table:style-name="ce26">
            <text:p>21</text:p>
          </table:table-cell>
          <table:table-cell office:value-type="float" office:value="6" table:style-name="ce26">
            <text:p>6</text:p>
          </table:table-cell>
          <table:table-cell table:style-name="ce26"/>
          <table:table-cell office:value-type="float" office:value="8" table:style-name="ce26">
            <text:p>8</text:p>
          </table:table-cell>
          <table:table-cell table:content-validation-name="val4" table:style-name="ce22"/>
          <table:table-cell table:content-validation-name="val1" table:style-name="ce22"/>
          <table:table-cell table:style-name="ce27"/>
          <table:table-cell office:value-type="string" table:style-name="ce29">
            <text:p>Sort the Customer list by name</text:p>
          </table:table-cell>
          <table:table-cell table:number-columns-repeated="2" table:style-name="ce29"/>
          <table:table-cell table:number-columns-repeated="16373" table:style-name="ce30"/>
        </table:table-row>
        <table:table-row table:style-name="ro4">
          <table:table-cell office:value-type="string" table:style-name="ce25">
            <text:p>ITERATORS</text:p>
          </table:table-cell>
          <table:table-cell office:value-type="float" office:value="22" table:formula="of:=[.B46]+1" table:style-name="ce26">
            <text:p>22</text:p>
          </table:table-cell>
          <table:table-cell office:value-type="float" office:value="6" table:style-name="ce26">
            <text:p>6</text:p>
          </table:table-cell>
          <table:table-cell table:style-name="ce26"/>
          <table:table-cell office:value-type="float" office:value="13" table:style-name="ce26">
            <text:p>13</text:p>
          </table:table-cell>
          <table:table-cell table:content-validation-name="val4" table:style-name="ce22"/>
          <table:table-cell table:content-validation-name="val1" table:style-name="ce22"/>
          <table:table-cell table:style-name="ce27"/>
          <table:table-cell office:value-type="string" table:style-name="ce29">
            <text:p>REFACTOR: Use iterators with Store's vectors</text:p>
          </table:table-cell>
          <table:table-cell table:number-columns-repeated="2" table:style-name="ce29"/>
          <table:table-cell table:number-columns-repeated="16373" table:style-name="ce30"/>
        </table:table-row>
        <table:table-row table:style-name="ro4">
          <table:table-cell table:style-name="ce43"/>
          <table:table-cell table:number-columns-repeated="4" table:style-name="ce44"/>
          <table:table-cell table:content-validation-name="val4" table:style-name="ce44"/>
          <table:table-cell table:content-validation-name="val1" table:style-name="ce44"/>
          <table:table-cell table:style-name="ce45"/>
          <table:table-cell office:value-type="string" table:style-name="ce46">
            <text:p>BONUS WORK – COMPLETE ABOVE FEATURES FIRST!!!</text:p>
          </table:table-cell>
          <table:table-cell table:number-columns-repeated="2" table:style-name="ce47"/>
          <table:table-cell table:number-columns-repeated="16373" table:style-name="ce18"/>
        </table:table-row>
        <table:table-row table:style-name="ro4">
          <table:table-cell office:value-type="string" table:style-name="ce20">
            <text:p>UNIFIED</text:p>
          </table:table-cell>
          <table:table-cell office:value-type="float" office:value="23" table:formula="of:=[.B47]+1" table:style-name="ce21">
            <text:p>23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Replace all remaining dialog sequences with unified dialogs each</text:p>
          </table:table-cell>
          <table:table-cell office:value-type="string" table:style-name="ce24">
            <text:p>Enter data more quickly</text:p>
          </table:table-cell>
          <table:table-cell table:style-name="ce24"/>
          <table:table-cell table:number-columns-repeated="16373" table:style-name="ce30"/>
        </table:table-row>
        <table:table-row table:style-name="ro4">
          <table:table-cell office:value-type="string" table:style-name="ce48">
            <text:p>SCROLL</text:p>
          </table:table-cell>
          <table:table-cell office:value-type="float" office:value="24" table:formula="of:=[.B49]+1" table:style-name="ce21">
            <text:p>24</text:p>
          </table:table-cell>
          <table:table-cell table:style-name="ce21"/>
          <table:table-cell office:value-type="float" office:value="10" table:style-name="ce21">
            <text:p>10</text:p>
          </table:table-cell>
          <table:table-cell office:value-type="float" office:value="5" table:style-name="ce21">
            <text:p>5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Customer</text:p>
          </table:table-cell>
          <table:table-cell office:value-type="string" table:style-name="ce24">
            <text:p>Make the main window’s data area scrollable</text:p>
          </table:table-cell>
          <table:table-cell office:value-type="string" table:style-name="ce24">
            <text:p>See large volumes of data</text:p>
          </table:table-cell>
          <table:table-cell office:value-type="string" table:style-name="ce24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DEPRECATE</text:p>
          </table:table-cell>
          <table:table-cell office:value-type="float" office:value="25" table:formula="of:=[.B50]+1" table:style-name="ce21">
            <text:p>25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Inventory</text:p>
          </table:table-cell>
          <table:table-cell office:value-type="string" table:style-name="ce24">
            <text:p>Deprecate a product</text:p>
          </table:table-cell>
          <table:table-cell office:value-type="string" table:style-name="ce24">
            <text:p>Avoid selling products that are out of production</text:p>
          </table:table-cell>
          <table:table-cell office:value-type="string" table:style-name="ce24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STATUS++</text:p>
          </table:table-cell>
          <table:table-cell office:value-type="float" office:value="26" table:formula="of:=[.B51]+1" table:style-name="ce21">
            <text:p>26</text:p>
          </table:table-cell>
          <table:table-cell table:style-name="ce21"/>
          <table:table-cell office:value-type="float" office:value="15" table:style-name="ce21">
            <text:p>15</text:p>
          </table:table-cell>
          <table:table-cell office:value-type="float" office:value="8" table:style-name="ce21">
            <text:p>8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Manager</text:p>
          </table:table-cell>
          <table:table-cell office:value-type="string" table:style-name="ce24">
            <text:p>Replace the Gtk::Label for the status bar with Gtk::Statusbar, and maintain a message stack</text:p>
          </table:table-cell>
          <table:table-cell office:value-type="string" table:style-name="ce24">
            <text:p>Better track status of messages</text:p>
          </table:table-cell>
          <table:table-cell office:value-type="string" table:style-name="ce24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RMPROD</text:p>
          </table:table-cell>
          <table:table-cell office:value-type="float" office:value="27" table:formula="of:=[.B52]+1" table:style-name="ce21">
            <text:p>27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Remove a product from an order in progress</text:p>
          </table:table-cell>
          <table:table-cell office:value-type="string" table:style-name="ce24">
            <text:p>More quickly assist indecisive Customers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STATE</text:p>
          </table:table-cell>
          <table:table-cell office:value-type="float" office:value="28" table:formula="of:=[.B53]+1" table:style-name="ce21">
            <text:p>28</text:p>
          </table:table-cell>
          <table:table-cell table:style-name="ce21"/>
          <table:table-cell office:value-type="float" office:value="40" table:style-name="ce21">
            <text:p>40</text:p>
          </table:table-cell>
          <table:table-cell office:value-type="float" office:value="21" table:style-name="ce21">
            <text:p>21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Manager</text:p>
          </table:table-cell>
          <table:table-cell office:value-type="string" table:style-name="ce24">
            <text:p>Track order state: pending, paid, complete</text:p>
          </table:table-cell>
          <table:table-cell office:value-type="string" table:style-name="ce24">
            <text:p>Collect metrics on order processing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EDITCUST</text:p>
          </table:table-cell>
          <table:table-cell office:value-type="float" office:value="29" table:formula="of:=[.B54]+1" table:style-name="ce21">
            <text:p>29</text:p>
          </table:table-cell>
          <table:table-cell table:style-name="ce21"/>
          <table:table-cell office:value-type="float" office:value="15" table:style-name="ce21">
            <text:p>15</text:p>
          </table:table-cell>
          <table:table-cell office:value-type="float" office:value="8" table:style-name="ce21">
            <text:p>8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Enable editing any Customer attribute(s)</text:p>
          </table:table-cell>
          <table:table-cell office:value-type="string" table:style-name="ce24">
            <text:p>Keep our CRM data up to date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EDITPROD</text:p>
          </table:table-cell>
          <table:table-cell office:value-type="float" office:value="30" table:formula="of:=[.B55]+1" table:style-name="ce21">
            <text:p>30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Inventory</text:p>
          </table:table-cell>
          <table:table-cell office:value-type="string" table:style-name="ce24">
            <text:p>Enable editing a Product's name, price, and description</text:p>
          </table:table-cell>
          <table:table-cell office:value-type="string" table:style-name="ce24">
            <text:p>More quickly track changes to our portfolio of products</text:p>
          </table:table-cell>
          <table:table-cell table:style-name="ce24"/>
          <table:table-cell table:number-columns-repeated="16373"/>
        </table:table-row>
        <table:table-row table:number-rows-repeated="3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number-columns-repeated="3" table:style-name="ce24"/>
          <table:table-cell table:number-columns-repeated="16373"/>
        </table:table-row>
        <table:table-row table:number-rows-repeated="4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number-columns-repeated="2" table:style-name="ce34"/>
          <table:table-cell table:number-columns-repeated="16373"/>
        </table:table-row>
        <table:table-row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style-name="ce24"/>
          <table:table-cell table:style-name="ce34"/>
          <table:table-cell table:number-columns-repeated="16373"/>
        </table:table-row>
        <table:table-row table:number-rows-repeated="35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number-columns-repeated="2" table:style-name="ce34"/>
          <table:table-cell table:number-columns-repeated="16373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9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1" table:style-name="ce55">
            <text:p>1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06T00:00:00" table:style-name="ce59">
            <text:p>Oct 06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13T00:00:00" table:formula="of:=[.B2]+7" table:style-name="ce59">
            <text:p>Oct 13</text:p>
          </table:table-cell>
          <table:table-cell table:style-name="ce55"/>
          <table:table-cell table:style-name="ce55">
            <draw:frame draw:z-index="1" draw:id="id1" draw:style-name="a1" draw:name="Chart 1" svg:x="1.837in" svg:y="0.0768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17" table:formula="of:=COUNTA([.D17:.D995])" table:style-name="ce55">
            <text:p>17</text:p>
          </table:table-cell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12" table:formula="of:=[.B7]-[.C8]" table:style-name="ce55">
            <text:p>12</text:p>
          </table:table-cell>
          <table:table-cell office:value-type="float" office:value="5" table:formula="of:=COUNTIF([.E$17:.E$995]; &quot;Completed Day 1&quot;)" table:style-name="ce55">
            <text:p>5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8" table:formula="of:=[.B8]-[.C9]" table:style-name="ce55">
            <text:p>8</text:p>
          </table:table-cell>
          <table:table-cell office:value-type="float" office:value="4" table:formula="of:=COUNTIF([.E$17:.E$995]; &quot;Completed Day 2&quot;)" table:style-name="ce55">
            <text:p>4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7" table:formula="of:=[.B9]-[.C10]" table:style-name="ce55">
            <text:p>7</text:p>
          </table:table-cell>
          <table:table-cell office:value-type="float" office:value="1" table:formula="of:=COUNTIF([.E$17:.E$995]; &quot;Completed Day 3&quot;)" table:style-name="ce55">
            <text:p>1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7" table:formula="of:=[.B10]-[.C11]" table:style-name="ce55">
            <text:p>7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4" table:formula="of:=[.B11]-[.C12]" table:style-name="ce55">
            <text:p>4</text:p>
          </table:table-cell>
          <table:table-cell office:value-type="float" office:value="3" table:formula="of:=COUNTIF([.E$17:.E$995]; &quot;Completed Day 5&quot;)" table:style-name="ce55">
            <text:p>3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4" table:formula="of:=[.B12]-[.C13]" table:style-name="ce55">
            <text:p>4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4" table:formula="of:=COUNTIF([.E$17:.E$995]; &quot;Completed Day 7&quot;)" table:style-name="ce55">
            <text:p>4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Note: Due to the late project start, the results of this sprint will be provided to you (although you may use your own solution if you prefer)</text:p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Task</text:p>
          </table:table-cell>
          <table:table-cell office:value-type="string" table:style-name="ce63">
            <text:p>Status</text:p>
          </table:table-cell>
          <table:table-cell office:value-type="string" table:style-name="ce64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Product class</text:p>
          </table:table-cell>
          <table:table-cell office:value-type="string" table:style-name="ce67">
            <text:p>Completed Day 1</text:p>
          </table:table-cell>
          <table:table-cell office:value-type="string" table:style-name="ce68">
            <text:p>Test each class and method as it is written</text:p>
          </table:table-cell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operator&lt;&lt; for Product</text:p>
          </table:table-cell>
          <table:table-cell office:value-type="string" table:style-name="ce67">
            <text:p>Completed Day 1</text:p>
          </table:table-cell>
          <table:table-cell office:value-type="string" table:style-name="ce68">
            <text:p>Commit and push AT LEAST once every class or update</text:p>
          </table:table-cell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Store::add_product, products, and product(int)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Options class sans to_string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Tool class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Store class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operator&lt;&lt; for Store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first draft of main() function – add Tools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65">
            <text:p>LISTPROD</text:p>
          </table:table-cell>
          <table:table-cell table:content-validation-name="val5" table:style-name="ce6"/>
          <table:table-cell office:value-type="string" table:style-name="ce66">
            <text:p>Update main() function to list Products (polymorphism should enable other products to list as well)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Exposure enum class</text:p>
          </table:table-cell>
          <table:table-cell office:value-type="string" table:style-name="ce67">
            <text:p>Completed Day 3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Exposure operator&lt;&lt; function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Plant class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Update main() function to create Plant products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aterial enum clas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aterial operator&lt;&lt; function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ulch clas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Update main() function to create Mulch product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2" table:formula="of:=[Sprint_01_Backlog.B1]+1" table:style-name="ce55">
            <text:p>2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13T00:00:00" table:formula="of:=[Sprint_01_Backlog.B3]" table:style-name="ce59">
            <text:p>Oct 13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20T00:00:00" table:formula="of:=[.B2]+7" table:style-name="ce59">
            <text:p>Oct 20</text:p>
          </table:table-cell>
          <table:table-cell table:style-name="ce55"/>
          <table:table-cell table:style-name="ce55">
            <draw:frame draw:z-index="1" draw:id="id2" draw:style-name="a2" draw:name="Chart 1" svg:x="1.837in" svg:y="0.0768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10" table:formula="of:=COUNTA([.D17:.D995])" table:style-name="ce55">
            <text:p>1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8" table:formula="of:=[.B7]-[.C8]" table:style-name="ce55">
            <text:p>8</text:p>
          </table:table-cell>
          <table:table-cell office:value-type="float" office:value="2" table:formula="of:=COUNTIF([.E$17:.E$995]; &quot;Completed Day 1&quot;)" table:style-name="ce55">
            <text:p>2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4" table:formula="of:=[.B8]-[.C9]" table:style-name="ce55">
            <text:p>4</text:p>
          </table:table-cell>
          <table:table-cell office:value-type="float" office:value="4" table:formula="of:=COUNTIF([.E$17:.E$995]; &quot;Completed Day 2&quot;)" table:style-name="ce55">
            <text:p>4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4" table:formula="of:=[.B9]-[.C10]" table:style-name="ce55">
            <text:p>4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4" table:formula="of:=[.B10]-[.C11]" table:style-name="ce55">
            <text:p>4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4" table:formula="of:=[.B11]-[.C12]" table:style-name="ce55">
            <text:p>4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4" table:formula="of:=COUNTIF([.E$17:.E$995]; &quot;Completed Day 6&quot;)" table:style-name="ce55">
            <text:p>4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Baseline the Nim Mainwin class and main() function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Remove unneeded portions of Mainwin – keep File &gt; Quit and callback method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Write get_string, get_int, and get_double based on EntryDialog class from Lecture 14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65">
            <text:p>TOOLW</text:p>
          </table:table-cell>
          <table:table-cell table:content-validation-name="val6" table:style-name="ce6"/>
          <table:table-cell office:value-type="string" table:style-name="ce66">
            <text:p>Add Insert &gt; Tool menu item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65">
            <text:p>TOOLW</text:p>
          </table:table-cell>
          <table:table-cell table:content-validation-name="val6" table:style-name="ce6"/>
          <table:table-cell office:value-type="string" table:style-name="ce66">
            <text:p>Write on_insert_tool_click callback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65">
            <text:p>LISTW</text:p>
          </table:table-cell>
          <table:table-cell table:content-validation-name="val6" table:style-name="ce6"/>
          <table:table-cell office:value-type="string" table:style-name="ce66">
            <text:p>Write on_show_products_click method to update data area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65">
            <text:p>PLANT</text:p>
          </table:table-cell>
          <table:table-cell table:content-validation-name="val6" table:style-name="ce6"/>
          <table:table-cell office:value-type="string" table:style-name="ce66">
            <text:p>Add Insert &gt; Plant menu item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65">
            <text:p>PLANT</text:p>
          </table:table-cell>
          <table:table-cell table:content-validation-name="val6" table:style-name="ce6"/>
          <table:table-cell office:value-type="string" table:style-name="ce66">
            <text:p>Write on_insert_plant_click callback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65">
            <text:p>MULCH</text:p>
          </table:table-cell>
          <table:table-cell table:content-validation-name="val6" table:style-name="ce6"/>
          <table:table-cell office:value-type="string" table:style-name="ce66">
            <text:p>Add Insert &gt; Mulch menu item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65">
            <text:p>MULCH</text:p>
          </table:table-cell>
          <table:table-cell table:content-validation-name="val6" table:style-name="ce6"/>
          <table:table-cell office:value-type="string" table:style-name="ce66">
            <text:p>Write on_insert_mulch_click callback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3" table:formula="of:=[Sprint_02_Backlog.B1]+1" table:style-name="ce55">
            <text:p>3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20T00:00:00" table:formula="of:=[Sprint_02_Backlog.B2]+7" table:style-name="ce59">
            <text:p>Oct 20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27T00:00:00" table:formula="of:=[.B2]+7" table:style-name="ce59">
            <text:p>Oct 27</text:p>
          </table:table-cell>
          <table:table-cell table:style-name="ce55"/>
          <table:table-cell table:style-name="ce55">
            <draw:frame draw:z-index="1" draw:id="id3" draw:style-name="a3" draw:name="Chart 1" svg:x="1.837in" svg:y="0.0768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6" table:style-name="ce6">
            <text:p>2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7" table:style-name="ce6">
            <text:p>2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4" table:formula="of:=[Sprint_03_Backlog.B1]+1" table:style-name="ce55">
            <text:p>4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27T00:00:00" table:formula="of:=[Sprint_03_Backlog.B2]+7" table:style-name="ce59">
            <text:p>Oct 27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03T00:00:00" table:formula="of:=[.B2]+7" table:style-name="ce59">
            <text:p>Nov 03</text:p>
          </table:table-cell>
          <table:table-cell table:style-name="ce55"/>
          <table:table-cell table:style-name="ce55">
            <draw:frame draw:z-index="1" draw:id="id4" draw:style-name="a4" draw:name="Chart 1" svg:x="1.837in" svg:y="0.0768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12" table:style-name="ce6">
            <text:p>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" table:content-validation-name="val12" table:style-name="ce6">
            <text:p>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3" table:content-validation-name="val12" table:style-name="ce6">
            <text:p>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4" table:content-validation-name="val12" table:style-name="ce6">
            <text:p>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5" table:content-validation-name="val12" table:style-name="ce6">
            <text:p>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6" table:content-validation-name="val12" table:style-name="ce6">
            <text:p>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7" table:content-validation-name="val12" table:style-name="ce6">
            <text:p>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8" table:content-validation-name="val12" table:style-name="ce6">
            <text:p>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9" table:content-validation-name="val12" table:style-name="ce6">
            <text:p>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0" table:content-validation-name="val12" table:style-name="ce6">
            <text:p>1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1" table:content-validation-name="val12" table:style-name="ce6">
            <text:p>1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2" table:content-validation-name="val12" table:style-name="ce6">
            <text:p>1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3" table:content-validation-name="val12" table:style-name="ce6">
            <text:p>1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4" table:content-validation-name="val12" table:style-name="ce6">
            <text:p>1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5" table:content-validation-name="val12" table:style-name="ce6">
            <text:p>1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6" table:content-validation-name="val12" table:style-name="ce6">
            <text:p>1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7" table:content-validation-name="val12" table:style-name="ce6">
            <text:p>1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8" table:content-validation-name="val12" table:style-name="ce6">
            <text:p>1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19" table:content-validation-name="val12" table:style-name="ce6">
            <text:p>1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0" table:content-validation-name="val12" table:style-name="ce6">
            <text:p>2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1" table:content-validation-name="val12" table:style-name="ce6">
            <text:p>2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2" table:content-validation-name="val12" table:style-name="ce6">
            <text:p>2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3" table:content-validation-name="val12" table:style-name="ce6">
            <text:p>2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4" table:content-validation-name="val12" table:style-name="ce6">
            <text:p>2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5" table:content-validation-name="val12" table:style-name="ce6">
            <text:p>2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6" table:content-validation-name="val12" table:style-name="ce6">
            <text:p>2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4">
          <table:table-cell office:value-type="float" office:value="27" table:content-validation-name="val12" table:style-name="ce6">
            <text:p>2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28" table:content-validation-name="val12" table:style-name="ce6">
            <text:p>2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29" table:content-validation-name="val12" table:style-name="ce6">
            <text:p>2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0" table:content-validation-name="val12" table:style-name="ce6">
            <text:p>3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1" table:content-validation-name="val12" table:style-name="ce6">
            <text:p>3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2" table:content-validation-name="val12" table:style-name="ce6">
            <text:p>3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3" table:content-validation-name="val12" table:style-name="ce6">
            <text:p>3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4" table:content-validation-name="val12" table:style-name="ce6">
            <text:p>3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5" table:content-validation-name="val12" table:style-name="ce6">
            <text:p>3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6" table:content-validation-name="val12" table:style-name="ce6">
            <text:p>3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7" table:content-validation-name="val12" table:style-name="ce6">
            <text:p>3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8" table:content-validation-name="val12" table:style-name="ce6">
            <text:p>3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39" table:content-validation-name="val12" table:style-name="ce6">
            <text:p>3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0" table:content-validation-name="val12" table:style-name="ce6">
            <text:p>4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1" table:content-validation-name="val12" table:style-name="ce6">
            <text:p>4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2" table:content-validation-name="val12" table:style-name="ce6">
            <text:p>4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3" table:content-validation-name="val12" table:style-name="ce6">
            <text:p>4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4" table:content-validation-name="val12" table:style-name="ce6">
            <text:p>4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5" table:content-validation-name="val12" table:style-name="ce6">
            <text:p>4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6" table:content-validation-name="val12" table:style-name="ce6">
            <text:p>4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7" table:content-validation-name="val12" table:style-name="ce6">
            <text:p>4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8" table:content-validation-name="val12" table:style-name="ce6">
            <text:p>4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49" table:content-validation-name="val12" table:style-name="ce6">
            <text:p>4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0" table:content-validation-name="val12" table:style-name="ce6">
            <text:p>5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1" table:content-validation-name="val12" table:style-name="ce6">
            <text:p>5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2" table:content-validation-name="val12" table:style-name="ce6">
            <text:p>5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3" table:content-validation-name="val12" table:style-name="ce6">
            <text:p>5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4" table:content-validation-name="val12" table:style-name="ce6">
            <text:p>5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5" table:content-validation-name="val12" table:style-name="ce6">
            <text:p>5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6" table:content-validation-name="val12" table:style-name="ce6">
            <text:p>5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7" table:content-validation-name="val12" table:style-name="ce6">
            <text:p>5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8" table:content-validation-name="val12" table:style-name="ce6">
            <text:p>5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59" table:content-validation-name="val12" table:style-name="ce6">
            <text:p>5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0" table:content-validation-name="val12" table:style-name="ce6">
            <text:p>6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1" table:content-validation-name="val12" table:style-name="ce6">
            <text:p>6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2" table:content-validation-name="val12" table:style-name="ce6">
            <text:p>6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3" table:content-validation-name="val12" table:style-name="ce6">
            <text:p>6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4" table:content-validation-name="val12" table:style-name="ce6">
            <text:p>6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5" table:content-validation-name="val12" table:style-name="ce6">
            <text:p>6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6" table:content-validation-name="val12" table:style-name="ce6">
            <text:p>6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7" table:content-validation-name="val12" table:style-name="ce6">
            <text:p>6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8" table:content-validation-name="val12" table:style-name="ce6">
            <text:p>6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69" table:content-validation-name="val12" table:style-name="ce6">
            <text:p>6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0" table:content-validation-name="val12" table:style-name="ce6">
            <text:p>7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1" table:content-validation-name="val12" table:style-name="ce6">
            <text:p>7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2" table:content-validation-name="val12" table:style-name="ce6">
            <text:p>7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3" table:content-validation-name="val12" table:style-name="ce6">
            <text:p>7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4" table:content-validation-name="val12" table:style-name="ce6">
            <text:p>7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5" table:content-validation-name="val12" table:style-name="ce6">
            <text:p>75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6" table:content-validation-name="val12" table:style-name="ce6">
            <text:p>76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7" table:content-validation-name="val12" table:style-name="ce6">
            <text:p>77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8" table:content-validation-name="val12" table:style-name="ce6">
            <text:p>78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79" table:content-validation-name="val12" table:style-name="ce6">
            <text:p>79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80" table:content-validation-name="val12" table:style-name="ce6">
            <text:p>80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81" table:content-validation-name="val12" table:style-name="ce6">
            <text:p>81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82" table:content-validation-name="val12" table:style-name="ce6">
            <text:p>82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83" table:content-validation-name="val12" table:style-name="ce6">
            <text:p>83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style-name="ro5">
          <table:table-cell office:value-type="float" office:value="84" table:content-validation-name="val12" table:style-name="ce6">
            <text:p>84</text:p>
          </table:table-cell>
          <table:table-cell table:content-validation-name="val13" table:style-name="ce65"/>
          <table:table-cell table:content-validation-name="val8" table:style-name="ce6"/>
          <table:table-cell table:content-validation-name="val9" table:style-name="ce66"/>
          <table:table-cell table:content-validation-name="val10" table:style-name="ce67"/>
          <table:table-cell table:content-validation-name="val11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5" table:style-name="ce55">
            <text:p>5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1-03T00:00:00" table:formula="of:=[Sprint_04_Backlog.B2]+7" table:style-name="ce59">
            <text:p>Nov 03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10T00:00:00" table:formula="of:=[.B2]+7" table:style-name="ce59">
            <text:p>Nov 10</text:p>
          </table:table-cell>
          <table:table-cell table:style-name="ce55"/>
          <table:table-cell table:style-name="ce55">
            <draw:frame draw:z-index="1" draw:id="id5" draw:style-name="a5" draw:name="Chart 1" svg:x="1.837in" svg:y="0.0768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6" table:style-name="ce55">
            <text:p>6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1-10T00:00:00" table:formula="of:=[Sprint_05_Backlog.B2]+7" table:style-name="ce59">
            <text:p>Nov 10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17T00:00:00" table:formula="of:=[.B2]+7" table:style-name="ce59">
            <text:p>Nov 17</text:p>
          </table:table-cell>
          <table:table-cell table:style-name="ce55"/>
          <table:table-cell table:style-name="ce55">
            <draw:frame draw:z-index="1" draw:id="id6" draw:style-name="a6" draw:name="Chart 1" svg:x="1.837in" svg:y="0.0768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Tony Kha</dc:creator>
    <meta:creation-date>2016-03-21T22:16:37Z</meta:creation-date>
    <dc:date>2020-11-03T01:26:40Z</dc:date>
    <meta:editing-cycles>201</meta:editing-cycles>
    <meta:editing-duration>PT51299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